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Gautami" svg:font-family="Gautami" style:font-family-generic="swiss" style:font-pitch="variable"/>
    <style:font-face style:name="Helvetica" svg:font-family="Helvetica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font-size="10.5pt" officeooo:rsid="001363ed" officeooo:paragraph-rsid="001363ed" style:font-size-asian="9.14999961853027pt" style:font-size-complex="10.5pt"/>
    </style:style>
    <style:style style:name="P2" style:family="paragraph" style:parent-style-name="Header">
      <style:text-properties fo:font-size="10.5pt" officeooo:rsid="001363ed" officeooo:paragraph-rsid="001363ed" style:font-size-asian="9.14999961853027pt" style:font-size-complex="10.5pt"/>
    </style:style>
    <style:style style:name="P3" style:family="paragraph" style:parent-style-name="Header">
      <style:text-properties fo:font-size="10.5pt" officeooo:rsid="001363ed" officeooo:paragraph-rsid="0016b158" style:font-size-asian="9.14999961853027pt" style:font-size-complex="10.5pt"/>
    </style:style>
    <style:style style:name="P4" style:family="paragraph" style:parent-style-name="Header">
      <style:text-properties fo:font-size="10.5pt" officeooo:rsid="0016d80a" officeooo:paragraph-rsid="0016d80a" style:font-size-asian="9.14999961853027pt" style:font-size-complex="10.5pt"/>
    </style:style>
    <style:style style:name="P5" style:family="paragraph" style:parent-style-name="Header">
      <style:text-properties fo:font-size="10.5pt" officeooo:rsid="0016b158" officeooo:paragraph-rsid="0016b158" style:font-size-asian="9.14999961853027pt" style:font-size-complex="10.5pt"/>
    </style:style>
    <style:style style:name="P6" style:family="paragraph" style:parent-style-name="Standard">
      <style:text-properties style:font-name="Arial" fo:font-size="10pt" style:font-size-asian="10pt" style:font-name-complex="Arial"/>
    </style:style>
    <style:style style:name="P7" style:family="paragraph" style:parent-style-name="Standard">
      <loext:graphic-properties draw:fill="solid" draw:fill-color="#002060" draw:opacity="100%"/>
      <style:paragraph-properties fo:margin-top="0.1665in" fo:margin-bottom="0.0835in" style:contextual-spacing="false" fo:text-align="center" style:justify-single-word="false" fo:background-color="#002060"/>
      <style:text-properties fo:color="#ffffff" loext:opacity="100%" style:font-name="Arial" fo:font-size="16pt" fo:font-weight="bold" style:font-name-asian="Helvetica" style:font-size-asian="16pt" style:font-weight-asian="bold" style:font-name-complex="Arial" style:font-size-complex="16pt"/>
    </style:style>
    <style:style style:name="P8" style:family="paragraph" style:parent-style-name="Standard">
      <loext:graphic-properties draw:fill="solid" draw:fill-color="#002060" draw:opacity="100%"/>
      <style:paragraph-properties fo:margin-top="0.1665in" fo:margin-bottom="0.0835in" style:contextual-spacing="false" fo:text-align="center" style:justify-single-word="false" fo:background-color="#002060"/>
      <style:text-properties fo:color="#ffffff" loext:opacity="100%" style:font-name="Arial" fo:font-size="16pt" fo:font-weight="bold" officeooo:rsid="000db6ab" officeooo:paragraph-rsid="000db6ab" style:font-name-asian="Helvetica" style:font-size-asian="16pt" style:font-weight-asian="bold" style:font-name-complex="Arial" style:font-size-complex="16pt"/>
    </style:style>
    <style:style style:name="P9" style:family="paragraph" style:parent-style-name="Standard">
      <style:paragraph-properties fo:margin-top="0in" fo:margin-bottom="0.0835in" style:contextual-spacing="false"/>
      <style:text-properties style:font-name="Times New Roman" fo:font-size="11pt" style:font-name-asian="Helvetica" style:font-size-asian="11pt" style:font-name-complex="Gautami" style:text-scale="100%"/>
    </style:style>
    <style:style style:name="P10" style:family="paragraph" style:parent-style-name="Standard">
      <style:paragraph-properties fo:margin-top="0in" fo:margin-bottom="0.0835in" style:contextual-spacing="false" fo:text-align="end" style:justify-single-word="false"/>
      <style:text-properties style:font-name="Times New Roman" fo:font-size="11pt" officeooo:rsid="0016b158" officeooo:paragraph-rsid="0016b158" style:font-name-asian="Helvetica" style:font-size-asian="11pt" style:font-name-complex="Gautami" style:text-scale="100%"/>
    </style:style>
    <style:style style:name="P11" style:family="paragraph" style:parent-style-name="Bulleted_20_List">
      <style:text-properties fo:color="#215868" loext:opacity="100%" style:font-name="Times New Roman" fo:font-size="11pt" officeooo:rsid="0016b158" officeooo:paragraph-rsid="0016b158" style:font-size-asian="11pt" style:font-name-complex="Gautami" style:font-size-complex="11pt" style:text-scale="100%"/>
    </style:style>
    <style:style style:name="P12" style:family="paragraph" style:parent-style-name="Bulleted_20_List" style:list-style-name="">
      <style:text-properties fo:color="#215868" loext:opacity="100%" style:font-name="Times New Roman" fo:font-size="11pt" officeooo:rsid="001363ed" officeooo:paragraph-rsid="001363ed" style:font-size-asian="11pt" style:font-name-complex="Gautami" style:font-size-complex="11pt" style:text-scale="100%"/>
    </style:style>
    <style:style style:name="P13" style:family="paragraph" style:parent-style-name="Bulleted_20_List">
      <style:text-properties fo:color="#215868" loext:opacity="100%" style:font-name="Times New Roman" fo:font-size="11pt" officeooo:rsid="0016d80a" officeooo:paragraph-rsid="0016d80a" style:font-size-asian="11pt" style:font-name-complex="Gautami" style:font-size-complex="11pt" style:text-scale="100%"/>
    </style:style>
    <style:style style:name="P14" style:family="paragraph" style:parent-style-name="Bulleted_20_List" style:list-style-name="">
      <style:text-properties fo:color="#215868" loext:opacity="100%" style:font-name="Times New Roman" fo:font-size="11pt" officeooo:rsid="00191673" officeooo:paragraph-rsid="00191673" style:font-size-asian="11pt" style:font-name-complex="Gautami" style:font-size-complex="11pt" style:text-scale="100%"/>
    </style:style>
    <style:style style:name="P15" style:family="paragraph" style:parent-style-name="Bulleted_20_List">
      <style:text-properties fo:color="#215868" loext:opacity="100%" style:font-name="Times New Roman" fo:font-size="11pt" officeooo:rsid="00191673" officeooo:paragraph-rsid="00191673" style:font-size-asian="11pt" style:font-name-complex="Gautami" style:font-size-complex="11pt" style:text-scale="100%"/>
    </style:style>
    <style:style style:name="P16" style:family="paragraph" style:parent-style-name="Bulleted_20_List">
      <style:text-properties fo:color="#215868" loext:opacity="100%" style:font-name="Times New Roman" fo:font-size="11pt" officeooo:rsid="000db6ab" officeooo:paragraph-rsid="000db6ab" style:font-size-asian="11pt" style:font-name-complex="Gautami" style:text-scale="100%"/>
    </style:style>
    <style:style style:name="P17" style:family="paragraph" style:parent-style-name="Bulleted_20_List">
      <style:text-properties fo:color="#215868" loext:opacity="100%" style:font-name="Times New Roman" fo:font-size="11pt" officeooo:rsid="000dd5e0" officeooo:paragraph-rsid="000dd5e0" style:font-size-asian="11pt" style:font-name-complex="Gautami" style:text-scale="100%"/>
    </style:style>
    <style:style style:name="P18" style:family="paragraph" style:parent-style-name="Bulleted_20_List" style:list-style-name="L1">
      <style:text-properties officeooo:rsid="0016b158" officeooo:paragraph-rsid="0016b158"/>
    </style:style>
    <style:style style:name="P19" style:family="paragraph" style:parent-style-name="Bulleted_20_List">
      <style:text-properties officeooo:rsid="0016b158" officeooo:paragraph-rsid="0016b158"/>
    </style:style>
    <style:style style:name="P20" style:family="paragraph" style:parent-style-name="Bulleted_20_List" style:list-style-name="">
      <style:text-properties officeooo:rsid="001363ed" officeooo:paragraph-rsid="001363ed"/>
    </style:style>
    <style:style style:name="P21" style:family="paragraph" style:parent-style-name="Bulleted_20_List_20_1">
      <style:text-properties fo:color="#215868" loext:opacity="100%" style:font-name="Times New Roman" fo:font-size="11pt" officeooo:rsid="000db6ab" officeooo:paragraph-rsid="000db6ab" style:font-size-asian="11pt" style:font-name-complex="Gautami" style:text-scale="100%"/>
    </style:style>
    <style:style style:name="P22" style:family="paragraph" style:parent-style-name="Heading_20_3" style:master-page-name="">
      <loext:graphic-properties draw:fill="none"/>
      <style:paragraph-properties fo:margin-left="0in" fo:margin-right="0in" fo:margin-top="0.1665in" fo:margin-bottom="0.0417in" style:contextual-spacing="false" fo:text-align="center" style:justify-single-word="false" fo:orphans="2" fo:widows="2" fo:text-indent="0in" style:auto-text-indent="false" style:page-number="auto" fo:background-color="transparent" fo:keep-with-next="always" style:writing-mode="lr-tb"/>
      <style:text-properties officeooo:rsid="0016b158" officeooo:paragraph-rsid="0016b158"/>
    </style:style>
    <style:style style:name="P23" style:family="paragraph" style:parent-style-name="Heading_20_3">
      <style:text-properties officeooo:paragraph-rsid="000dd5e0"/>
    </style:style>
    <style:style style:name="P24" style:family="paragraph" style:parent-style-name="Standard" style:master-page-name="Standard">
      <loext:graphic-properties draw:fill="solid" draw:fill-color="#002060" draw:opacity="100%"/>
      <style:paragraph-properties fo:margin-top="0.1665in" fo:margin-bottom="0.0835in" style:contextual-spacing="false" fo:text-align="center" style:justify-single-word="false" style:page-number="auto" fo:background-color="#002060"/>
      <style:text-properties fo:color="#ffffff" loext:opacity="100%" style:font-name="Arial" fo:font-size="16pt" fo:font-weight="bold" officeooo:rsid="000db6ab" officeooo:paragraph-rsid="000db6ab" style:font-name-asian="Helvetica" style:font-size-asian="16pt" style:font-weight-asian="bold" style:font-name-complex="Arial" style:font-size-complex="16pt"/>
    </style:style>
    <style:style style:name="T1" style:family="text">
      <style:text-properties officeooo:rsid="0016d80a"/>
    </style:style>
    <style:style style:name="T2" style:family="text">
      <style:text-properties fo:color="#215868" loext:opacity="100%" style:font-name="Times New Roman" fo:font-size="11pt" style:font-size-asian="11pt" style:font-name-complex="Gautami" style:font-size-complex="11pt" style:text-scale="100%"/>
    </style:style>
    <style:style style:name="T3" style:family="text">
      <style:text-properties fo:color="#215868" loext:opacity="100%" style:font-name="Times New Roman" fo:font-size="11pt" officeooo:rsid="000dd5e0" style:font-size-asian="11pt" style:font-name-complex="Gautami" style:font-size-complex="11pt" style:text-scale="100%"/>
    </style:style>
    <style:style style:name="T4" style:family="text">
      <style:text-properties fo:color="#215868" loext:opacity="100%" style:font-name="Times New Roman" fo:font-weight="normal" officeooo:rsid="000dd5e0" style:font-weight-asian="normal" style:font-name-complex="Gautami" style:font-size-complex="11pt" style:text-scale="100%"/>
    </style:style>
    <style:style style:name="T5" style:family="text">
      <style:text-properties officeooo:rsid="000db6ab"/>
    </style:style>
    <style:style style:name="T6" style:family="text">
      <style:text-properties officeooo:rsid="000dd5e0"/>
    </style:style>
    <style:style style:name="T7" style:family="text">
      <style:text-properties officeooo:rsid="0016b158"/>
    </style:style>
    <style:style style:name="T8" style:family="text">
      <style:text-properties fo:color="#800080" loext:opacity="100%" style:font-name="Times New Roman" fo:font-weight="normal" style:font-weight-asian="normal" style:font-name-complex="Gautami" style:font-size-complex="11pt" style:text-scale="100%"/>
    </style:style>
    <style:style style:name="T9" style:family="text">
      <style:text-properties fo:color="#800080" loext:opacity="100%" style:font-name="Times New Roman" fo:font-weight="normal" officeooo:rsid="000dd5e0" style:font-weight-asian="normal" style:font-name-complex="Gautami" style:font-size-complex="11pt" style:text-scale="100%"/>
    </style:style>
    <style:style style:name="T10" style:family="text">
      <style:text-properties fo:color="#3465a4" loext:opacity="100%" style:font-name="Times New Roman" fo:font-size="11pt" style:font-size-asian="11pt" style:font-name-complex="Gautami" style:font-size-complex="11pt" style:text-scale="100%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Times New Roman" fo:font-size="11pt" style:font-size-asian="11pt" style:font-name-complex="Gautami" style:font-size-complex="11pt" style:text-scale="100%"/>
    </style:style>
    <style:style style:name="T13" style:family="text">
      <style:text-properties officeooo:rsid="001b991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Hunter Dale</text:p>
      <text:p text:style-name="P9">Highly skilled <text:span text:style-name="T6">Network Architect / Systems Administrator</text:span> with expertise in <text:span text:style-name="T6">Python development, Linux administration, and self-hosting.</text:span> <text:s/>Experienced in working with NGINX web servers and proficient in troubleshooting and resolving technical issues. <text:s/>Passionate about <text:span text:style-name="T5">maximizing uptime</text:span> and ensuring server stability. A self-motivated team player who thrives in a fast-paced and dynamic environment. <text:s/>Excellent communication skills and ability to collaborate effectively with cross-functional teams. </text:p>
      <text:p text:style-name="P10">Greatest swordsman in the Metaverse.</text:p>
      <text:p text:style-name="P8"><text:span text:style-name="T7">Code</text:span> Projects</text:p>
      <text:h text:style-name="P22" text:outline-level="3"><text:span text:style-name="T9">T</text:span><text:span text:style-name="T8">he following hyperlinks reffer to git repositories containing the source code for some personal projects of mine; for compatability reasons, I have included the URL in the corresponding header as well.</text:span><text:span text:style-name="T4"/></text:h>
      <text:h text:style-name="P23" text:outline-level="3"><text:span text:style-name="T4">Financial Technology / Data Science</text:span><text:span text:style-name="T4"/></text:h>
      <text:list xml:id="list3820241124" text:style-name="WW8Num2">
        <text:list-item>
          <text:p text:style-name="P11"><text:a xlink:type="simple" xlink:href="https://github.com/Lab-93/MarketData" text:style-name="Internet_20_link" text:visited-style-name="Visited_20_Internet_20_Link">Market Data Client Library</text:a>: <text:span text:style-name="T11">https://github.com/Lab-93/MarketData</text:span></text:p>
        </text:list-item>
      </text:list>
      <text:list text:style-name="L1">
        <text:list-item>
          <text:list>
            <text:list-item>
              <text:p text:style-name="P18"><text:span text:style-name="T3">A </text:span><text:span text:style-name="T2">service for pipelining financial asset data from an external API to either an SQLite3 database for training trading algorithms, or serialized and distributed to other microservices through an internal API.</text:span></text:p>
            </text:list-item>
          </text:list>
        </text:list-item>
      </text:list>
      <text:list xml:id="list143221040057789" text:continue-list="list3820241124" text:style-name="WW8Num2">
        <text:list-item>
          <text:p text:style-name="P19"><text:a xlink:type="simple" xlink:href="https://github.com/Lab-93/AssetDashboard" text:style-name="Internet_20_link" text:visited-style-name="Visited_20_Internet_20_Link">Currency Ledger / Wage Tracker</text:a><text:span text:style-name="T10">: </text:span><text:span text:style-name="T12">https://github.com/Lab-93/AssetDashboard</text:span></text:p>
          <text:list>
            <text:list-item>
              <text:p text:style-name="P11">GUI tool for tracking hours worked &amp; wages paid, calculating gross rate of pay after tax, and recording cryptocurrency &amp; forex transactions to the database for further analysis.</text:p>
            </text:list-item>
          </text:list>
        </text:list-item>
      </text:list>
      <text:p text:style-name="P20"/>
      <text:p text:style-name="P12">Web Development / <text:span text:style-name="T1">Database</text:span> Administration</text:p>
      <text:list xml:id="list143219882069666" text:continue-numbering="true" text:style-name="WW8Num2">
        <text:list-item>
          <text:p text:style-name="P13"><text:a xlink:type="simple" xlink:href="https://guyyatsu.me/" text:style-name="Internet_20_link" text:visited-style-name="Visited_20_Internet_20_Link">Personal Website</text:a>: <text:span text:style-name="T11">https://guyyatsu.me/</text:span></text:p>
          <text:list>
            <text:list-item>
              <text:p text:style-name="P13">Somewhere between a blog and a framework; my website uses Jekyll to serve Javascript and render Markdown pages templated with HTML on the front-end, and Python + Flask, Sockets, and SQLite3 to provide extra functionality on the back-end.</text:p>
            </text:list-item>
          </text:list>
        </text:list-item>
        <text:list-item>
          <text:p text:style-name="P13"><text:a xlink:type="simple" xlink:href="https://github.com/Lab-93/SQLite3" text:style-name="Internet_20_link" text:visited-style-name="Visited_20_Internet_20_Link">Database Management</text:a>: <text:a xlink:type="simple" xlink:href="https://github.com/Lab-93/SQLite3" text:style-name="Internet_20_link" text:visited-style-name="Visited_20_Internet_20_Link"><text:span text:style-name="T11">https://github.com/Lab-93/SQLite3</text:span></text:a></text:p>
          <text:list>
            <text:list-item>
              <text:p text:style-name="P13">This library represents a compendium of SQLite3 statements defined in such a way so as to get around Python’s limitations on formatting strings being used with SQL queries; <text:s/>all neatly presented in an easily indexable hashmap complete with helper text for each statement. <text:s/>Designed for re-useability and ease of use in scripting over the built-in sqlite3 module.</text:p>
            </text:list-item>
          </text:list>
        </text:list-item>
      </text:list>
      <text:p text:style-name="P12"/>
      <text:p text:style-name="P14">Systems Programming / Security</text:p>
      <text:list xml:id="list143219265689444" text:continue-numbering="true" text:style-name="WW8Num2">
        <text:list-item>
          <text:p text:style-name="P15"><text:a xlink:type="simple" xlink:href="https://github.com/guyyatsu/Backend-API" text:style-name="Internet_20_link" text:visited-style-name="Visited_20_Internet_20_Link">Back-End API</text:a>: <text:span text:style-name="T11">https://github.com/guyyatsu/Backend-API</text:span></text:p>
          <text:list>
            <text:list-item>
              <text:p text:style-name="P15">A Flask instance acting as the API powering my personal website. <text:s/>Used for transporting output from services and scripts running on the host system to the end-user through <text:span text:style-name="T13">http POST and GET requests.</text:span></text:p>
            </text:list-item>
          </text:list>
        </text:list-item>
      </text:list>
      <text:p text:style-name="P14"/>
      <text:p text:style-name="P7"><text:soft-page-break/>Skills</text:p>
      <text:list xml:id="list143219687362802" text:continue-numbering="true" text:style-name="WW8Num2">
        <text:list-item>
          <text:p text:style-name="P21">Linux: Arch, Debian, Kali, Ubuntu</text:p>
        </text:list-item>
        <text:list-item>
          <text:p text:style-name="P16">Programming Languages: Python, C++, Javascript, HTM<text:span text:style-name="T6">L, Bash</text:span></text:p>
        </text:list-item>
        <text:list-item>
          <text:p text:style-name="P17">Software Packaging: PyPi</text:p>
        </text:list-item>
        <text:list-item>
          <text:p text:style-name="P16">Version Control: Git, GitHub, GitLab(self-hosted)</text:p>
        </text:list-item>
        <text:list-item>
          <text:p text:style-name="P17">Database Administration: Sqlite3</text:p>
        </text:list-item>
        <text:list-item>
          <text:p text:style-name="P17">Web Development: Flask, VanillaJS</text:p>
        </text:list-item>
        <text:list-item>
          <text:p text:style-name="P17">Web Servers: NGINX, Apache</text:p>
        </text:list-item>
        <text:list-item>
          <text:p text:style-name="P17">Networking: TCP/IP, DNS, DHCP</text:p>
        </text:list-item>
        <text:list-item>
          <text:p text:style-name="P17">Security: Familiar with hardening techniques, firewall configuration, and intrusion detecti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Gautami" svg:font-family="Gautami" style:font-family-generic="swiss" style:font-pitch="variable"/>
    <style:font-face style:name="Helvetica" svg:font-family="Helvetica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17365d" loext:opacity="100%" style:font-name="Cambria" fo:font-family="Cambria" style:font-family-generic="roman" style:font-pitch="variable" fo:font-size="26pt" fo:letter-spacing="0.0035in" fo:language="en" fo:country="US" style:letter-kerning="true" style:font-name-asian="Calibri" style:font-family-asian="Calibri" style:font-family-generic-asian="swiss" style:font-pitch-asian="variable" style:font-size-asian="26pt" style:font-name-complex="Times New Roman" style:font-family-complex="'Times New Roman'" style:font-family-generic-complex="roman" style:font-pitch-complex="variable" style:font-size-complex="26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color="#000000" loext:opacity="100%" style:font-name="Arial" fo:font-family="Arial" style:font-family-generic="swiss" style:font-pitch="variable" fo:font-size="11pt" fo:letter-spacing="normal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ulleted_20_List" style:display-name="Bulleted List" style:family="paragraph" style:parent-style-name="Text_20_body" style:list-style-name="WW8Num2">
      <style:paragraph-properties fo:margin-top="0in" fo:margin-bottom="0.028in" style:contextual-spacing="false" style:line-height-at-least="0.1528in"/>
      <style:text-properties fo:color="#000000" loext:opacity="100%" style:font-name="Arial" fo:font-family="Arial" style:font-family-generic="swiss" style:font-pitch="variable" fo:font-size="10pt" fo:letter-spacing="-0.0035in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Bulleted_20_List_20_1" style:display-name="Bulleted List 1" style:family="paragraph" style:parent-style-name="Bulleted_20_List">
      <style:paragraph-properties fo:margin-top="0.1665in" fo:margin-bottom="0.028in" style:contextual-spacing="false"/>
    </style:style>
    <style:style style:name="Body_20_Text_20_1" style:display-name="Body Text 1" style:family="paragraph" style:parent-style-name="Standard" style:next-style-name="Standard">
      <style:paragraph-properties fo:margin-top="0.1665in" fo:margin-bottom="0.028in" style:contextual-spacing="false" style:line-height-at-least="0.1528in">
        <style:tab-stops>
          <style:tab-stop style:position="1.5in"/>
          <style:tab-stop style:position="4.5in" style:type="right"/>
        </style:tab-stops>
      </style:paragraph-properties>
      <style:text-properties fo:color="#000000" loext:opacity="100%" style:font-name="Arial" fo:font-family="Arial" style:font-family-generic="swiss" style:font-pitch="variable" fo:font-size="10pt" fo:letter-spacing="normal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Company_20_Name_20_1" style:display-name="Company Name 1" style:family="paragraph" style:parent-style-name="Body_20_Text_20_1">
      <style:paragraph-properties fo:text-align="center" style:justify-single-word="false"/>
    </style:style>
    <style:style style:name="Body_20_Text_20_3" style:display-name="Body Text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Company_20_Address_20_1" style:display-name="Company Address 1" style:family="paragraph" style:parent-style-name="Body_20_Text_20_3">
      <style:paragraph-properties fo:margin-top="0.1665in" fo:margin-bottom="0.028in" style:contextual-spacing="false" fo:text-align="end" style:justify-single-word="false"/>
      <style:text-properties fo:color="#000000" loext:opacity="100%" style:font-name="Arial" fo:font-family="Arial" style:font-family-generic="swiss" style:font-pitch="variable" fo:font-size="10pt" fo:letter-spacing="normal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letter_20_text" style:display-name="letter text" style:family="paragraph" style:parent-style-name="Standard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3_20_Char" style:display-name="Heading 3 Char" style:family="text">
      <style:text-properties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ody_20_Text_20_Char" style:display-name="Body Text Char" style:family="text">
      <style:text-properties fo:color="#17365d" loext:opacity="100%" fo:font-size="26pt" fo:letter-spacing="0.0035in" style:letter-kerning="true" style:font-size-asian="26pt" style:font-size-complex="26pt"/>
    </style:style>
    <style:style style:name="Body_20_Text_20_3_20_Char" style:display-name="Body Text 3 Char" style:family="text">
      <style:text-properties fo:color="#17365d" loext:opacity="100%" fo:font-size="8pt" fo:letter-spacing="0.0035in" style:letter-kerning="true" style:font-size-asian="8pt" style:font-size-complex="8pt"/>
    </style:style>
    <style:style style:name="Emphasis" style:family="text">
      <style:text-properties fo:color="#ff0000" loext:opacity="100%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1701in" fo:margin-left="0.1701in"/>
        </style:list-level-properties>
        <style:text-properties style:font-name="Wingdings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font-size="10.5pt" officeooo:rsid="001363ed" officeooo:paragraph-rsid="001363ed" style:font-size-asian="9.14999961853027pt" style:font-size-complex="10.5pt"/>
    </style:style>
    <style:style style:name="MP2" style:family="paragraph" style:parent-style-name="Header">
      <style:text-properties fo:font-size="10.5pt" officeooo:rsid="001363ed" officeooo:paragraph-rsid="001363ed" style:font-size-asian="9.14999961853027pt" style:font-size-complex="10.5pt"/>
    </style:style>
    <style:style style:name="MP3" style:family="paragraph" style:parent-style-name="Header">
      <style:text-properties fo:font-size="10.5pt" officeooo:rsid="001363ed" officeooo:paragraph-rsid="0016b158" style:font-size-asian="9.14999961853027pt" style:font-size-complex="10.5pt"/>
    </style:style>
    <style:style style:name="MP4" style:family="paragraph" style:parent-style-name="Header">
      <style:text-properties fo:font-size="10.5pt" officeooo:rsid="0016d80a" officeooo:paragraph-rsid="0016d80a" style:font-size-asian="9.14999961853027pt" style:font-size-complex="10.5pt"/>
    </style:style>
    <style:style style:name="MP5" style:family="paragraph" style:parent-style-name="Header">
      <style:text-properties fo:font-size="10.5pt" officeooo:rsid="0016b158" officeooo:paragraph-rsid="0016b158" style:font-size-asian="9.14999961853027pt" style:font-size-complex="10.5pt"/>
    </style:style>
    <style:style style:name="MP6" style:family="paragraph" style:parent-style-name="Standard">
      <style:text-properties style:font-name="Arial" fo:font-size="10pt" style:font-size-asian="10pt" style:font-name-complex="Arial"/>
    </style:style>
    <style:style style:name="MT1" style:family="text"/>
    <style:style style:name="MT2" style:family="text">
      <style:text-properties officeooo:rsid="0016d80a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4909in" style:layout-grid-ruby-height="0in" style:layout-grid-mode="none" style:layout-grid-ruby-below="false" style:layout-grid-print="false" style:layout-grid-display="false" style:layout-grid-base-width="0.361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4in" fo:margin-left="0in" fo:margin-right="0in" fo:margin-top="0.36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reensboro, NC; USA</text:p>
        <text:p text:style-name="MP2">(336)-480-4486</text:p>
        <text:p text:style-name="MP3"><text:a xlink:type="simple" xlink:href="mailto:guyyatsu@gmail.com" text:style-name="Internet_20_link" text:visited-style-name="Visited_20_Internet_20_Link">guyyatsu@gmail.com</text:a></text:p>
        <text:p text:style-name="MP4">github.com/guyyatsu</text:p>
        <text:p text:style-name="MP5">https://guyyatsu.me/<text:span text:style-name="MT2">resume.html</text:span></text:p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1-16T22:12:00</meta:creation-date>
    <dc:date>2023-06-08T14:30:37.727470800</dc:date>
    <meta:editing-cycles>14</meta:editing-cycles>
    <meta:editing-duration>P2171DT12H43M13S</meta:editing-duration>
    <meta:generator>LibreOffice/7.5.3.2$Linux_X86_64 LibreOffice_project/50$Build-2</meta:generator>
    <meta:document-statistic meta:table-count="0" meta:image-count="0" meta:object-count="0" meta:page-count="2" meta:paragraph-count="33" meta:word-count="395" meta:character-count="2832" meta:non-whitespace-character-count="2482"/>
    <meta:user-defined meta:name="_DocHome" meta:value-type="float">-642193658</meta:user-defined>
  </office:meta>
</office:document-meta>
</file>